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put2.txt</text:p>
          </table:table-cell>
          <table:table-cell table:style-name="ce1" office:value-type="string" calcext:value-type="string" table:number-columns-spanned="4" table:number-rows-spanned="1">
            <text:p>number of threads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lapsed Time</text:p>
          </table:table-cell>
          <table:table-cell office:value-type="float" office:value="0.339355" calcext:value-type="float">
            <text:p>0.339355</text:p>
          </table:table-cell>
          <table:table-cell office:value-type="float" office:value="0.193359" calcext:value-type="float">
            <text:p>0.193359</text:p>
          </table:table-cell>
          <table:table-cell office:value-type="float" office:value="0.114746" calcext:value-type="float">
            <text:p>0.114746</text:p>
          </table:table-cell>
          <table:table-cell office:value-type="float" office:value="0.090332" calcext:value-type="float">
            <text:p>0.090332</text:p>
          </table:table-cell>
        </table:table-row>
        <table:table-row table:style-name="ro1">
          <table:table-cell office:value-type="string" calcext:value-type="string">
            <text:p>Speedup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B3]/[.C3]" office:value-type="float" office:value="1.75505148454429" calcext:value-type="float">
            <text:p>1.75505148454429</text:p>
          </table:table-cell>
          <table:table-cell table:formula="of:=[.B3]/[.D3]" office:value-type="float" office:value="2.95744513969986" calcext:value-type="float">
            <text:p>2.95744513969986</text:p>
          </table:table-cell>
          <table:table-cell table:formula="of:=[.B3]/[.E3]" office:value-type="float" office:value="3.75675286720099" calcext:value-type="float">
            <text:p>3.75675286720099</text:p>
          </table:table-cell>
        </table:table-row>
        <table:table-row table:style-name="ro1">
          <table:table-cell office:value-type="string" calcext:value-type="string">
            <text:p>Efficiency</text:p>
          </table:table-cell>
          <table:table-cell table:formula="of:=[.B4]/[.B2]" office:value-type="float" office:value="1" calcext:value-type="float">
            <text:p>1</text:p>
          </table:table-cell>
          <table:table-cell table:formula="of:=[.C4]/[.C2]" office:value-type="float" office:value="0.877525742272147" calcext:value-type="float">
            <text:p>0.877525742272147</text:p>
          </table:table-cell>
          <table:table-cell table:formula="of:=[.D4]/[.D2]" office:value-type="float" office:value="0.98581504656662" calcext:value-type="float">
            <text:p>0.98581504656662</text:p>
          </table:table-cell>
          <table:table-cell table:formula="of:=[.E4]/[.E2]" office:value-type="float" office:value="0.939188216800248" calcext:value-type="float">
            <text:p>0.939188216800248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hows strong scalability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16:01:17.310587398</meta:creation-date>
    <dc:date>2022-04-01T16:09:56.696786275</dc:date>
    <meta:editing-duration>PT8M39S</meta:editing-duration>
    <meta:editing-cycles>1</meta:editing-cycles>
    <meta:document-statistic meta:table-count="1" meta:cell-count="22" meta:object-count="0"/>
    <meta:generator>LibreOffice/6.4.7.2$Linux_X86_64 LibreOffice_project/40$Build-2</meta:generator>
  </office:meta>
</office:document-meta>
</file>